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27fd" officeooo:paragraph-rsid="000027f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027fd" officeooo:paragraph-rsid="000027f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027fd" officeooo:paragraph-rsid="000027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fc26"/>
    </style:style>
    <style:style style:name="T3" style:family="text">
      <style:text-properties officeooo:rsid="0002a057"/>
    </style:style>
    <style:style style:name="T4" style:family="text">
      <style:text-properties officeooo:rsid="00048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D1 - Casos prácticos</text:p>
      <text:p text:style-name="P1"/>
      <text:p text:style-name="P3">1.- </text:p>
      <text:p text:style-name="P1"><text:tab/><text:span text:style-name="T1">a) </text:span>Está harto de la empresa y quiere elegir sus vacaciones. <text:span text:style-name="T1">NO</text:span> tiene motivación.</text:p>
      <text:p text:style-name="P1"><text:tab/><text:span text:style-name="T1">b)</text:span> NO, no tendría éxito.</text:p>
      <text:p text:style-name="P1"/>
      <text:p text:style-name="P3">2.- </text:p>
      <text:p text:style-name="P1"><text:tab/><text:span text:style-name="T1">a)</text:span> No depender de ningún jefe, tomar sus propias decisiones y dedicarse a lo que le gusta. <text:span text:style-name="T1">SÍ</text:span>, tiene motivación.</text:p>
      <text:p text:style-name="P1"><text:tab/><text:span text:style-name="T1">b)</text:span> Sí, ya que está motivada e ilusionada con el proyecto.</text:p>
      <text:p text:style-name="P1"/>
      <text:p text:style-name="P3">3.- </text:p>
      <text:p text:style-name="P1"><text:tab/>Inma sí, ya que acepta el riesgo, tiene recursos económicos, acceso a la tecnología, conoce el negocio y para que tiene habilidades sociales para ellos. En cambio Elena, conoce el negocio, sabe gestionarlo, pero no tiene habilidades sociales, acabo cansada de ser jefa de estudios y prefiere tener su sueldo fijo antes que arriesgarse (le falta la asunción de riesgo).</text:p>
      <text:p text:style-name="P1"/>
      <text:p text:style-name="P3">4.- </text:p>
      <text:p text:style-name="P1"><text:tab/><text:span text:style-name="T2">Tomás sería empresario-riesgo y Alejandro sería empresario tecnoestructura.</text:span></text:p>
      <text:p text:style-name="P1"/>
      <text:p text:style-name="P3">5.- </text:p>
      <text:p text:style-name="P1"><text:tab/><text:span text:style-name="T1">a) </text:span><text:span text:style-name="T2">Oportunista.</text:span></text:p>
      <text:p text:style-name="P1"><text:tab/><text:span text:style-name="T1">b) </text:span><text:span text:style-name="T2">Sociocultural-incubadora.</text:span></text:p>
      <text:p text:style-name="P1"><text:tab/><text:span text:style-name="T1">c)</text:span> <text:span text:style-name="T2">Innovador.</text:span></text:p>
      <text:p text:style-name="P1"><text:tab/><text:span text:style-name="T1">d) </text:span><text:span text:style-name="T2">Antes empresario-riesgo, ahora tecnoestructura.</text:span></text:p>
      <text:p text:style-name="P1"><text:tab/><text:span text:style-name="T1">e) </text:span><text:span text:style-name="T2">Empresario-riesgo.</text:span></text:p>
      <text:p text:style-name="P1"/>
      <text:p text:style-name="P3">6.- </text:p>
      <text:p text:style-name="P1"><text:tab/><text:span text:style-name="T1">1)</text:span> <text:span text:style-name="T2">Sí.</text:span></text:p>
      <text:p text:style-name="P1"><text:tab/><text:span text:style-name="T1">2) </text:span><text:span text:style-name="T2">Sí, cambiar de proveedores.</text:span></text:p>
      <text:p text:style-name="P1"><text:tab/><text:span text:style-name="T1">3)</text:span> <text:span text:style-name="T2">Sí, barberías, masajes al lavar el pelo...</text:span></text:p>
      <text:p text:style-name="P1"><text:tab/><text:span text:style-name="T1">4)</text:span> <text:span text:style-name="T2">Sí, siempre.</text:span></text:p>
      <text:p text:style-name="P1"/>
      <text:p text:style-name="P3">7.- </text:p>
      <text:p text:style-name="P1"><text:tab/><text:span text:style-name="T3">No, tienen ideas pero hacen nada, nos las llevan a cabo.</text:span></text:p>
      <text:p text:style-name="P1"/>
      <text:p text:style-name="P3">8.- </text:p>
      <text:p text:style-name="P1"><text:tab/><text:span text:style-name="T1">a)</text:span> <text:span text:style-name="T3">Observar las tendencias de mercado.</text:span></text:p>
      <text:p text:style-name="P1"><text:tab/><text:span text:style-name="T1">b) </text:span><text:span text:style-name="T4">Observar c</text:span><text:span text:style-name="T3">arencias en el merc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2:49:46.627742885</meta:creation-date>
    <dc:date>2023-09-27T13:22:09.522587671</dc:date>
    <meta:editing-duration>PT1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84" meta:character-count="1140" meta:non-whitespace-character-count="957"/>
  </office:meta>
</office:document-meta>
</file>